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0000" fo:min-height="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2.799cm"/>
      <style:paragraph-properties style:writing-mode="lr-tb"/>
    </style:style>
    <style:style style:name="P1" style:family="paragraph">
      <loext:graphic-properties draw:fill="none" draw:fill-color="#ff0000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cm" svg:height="1.25cm" svg:x="7.75cm" svg:y="1.5cm">
          <draw:text-box>
            <text:p><text:span text:style-name="T1">USER STORIES</text:span></text:p>
          </draw:text-box>
        </draw:frame>
        <draw:frame draw:style-name="gr2" draw:text-style-name="P2" draw:layer="layout" svg:width="17.75cm" svg:height="14.471cm" svg:x="2cm" svg:y="3cm">
          <draw:text-box>
            <text:p>1) View a list of all articles – x main homepage</text:p>
            <text:p/>
            <text:p>2) View a separate page for each topic with a list of related articles – x homepage filter bar</text:p>
            <text:p/>
            <text:p>3) View an individual article – x individual article page</text:p>
            <text:p/>
            <text:p>4) Vote on an article – x individual article page</text:p>
            <text:p/>
            <text:p>5) View a list of comments associated with an article – x – individual article page</text:p>
            <text:p/>
            <text:p>6) Post a new comment to an existing article – x individual article page</text:p>
            <text:p/>
            <text:p>7) Sort articles – x homepage filter bar</text:p>
            <text:p/>
            <text:p>8) Delete comments – x user account page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5T10:27:34.730271015</meta:creation-date>
    <dc:date>2022-07-25T14:24:01.845298228</dc:date>
    <meta:editing-duration>PT13M20S</meta:editing-duration>
    <meta:editing-cycles>2</meta:editing-cycles>
    <meta:generator>LibreOffice/7.3.4.2$Linux_X86_64 LibreOffice_project/30$Build-2</meta:generator>
    <meta:document-statistic meta:object-count="2"/>
  </office:meta>
</office:document-meta>
</file>